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7a1e" officeooo:paragraph-rsid="00197a1e"/>
    </style:style>
    <style:style style:name="P2" style:family="paragraph" style:parent-style-name="Standard">
      <style:paragraph-properties fo:text-align="center" style:justify-single-word="false"/>
      <style:text-properties officeooo:rsid="00197a1e" officeooo:paragraph-rsid="00197a1e"/>
    </style:style>
    <style:style style:name="P3" style:family="paragraph" style:parent-style-name="Standard">
      <style:text-properties fo:font-style="italic" officeooo:rsid="00197a1e" officeooo:paragraph-rsid="00197a1e" style:font-style-asian="italic" style:font-style-complex="italic"/>
    </style:style>
    <style:style style:name="P4" style:family="paragraph" style:parent-style-name="Standard">
      <style:text-properties officeooo:rsid="0019e015" officeooo:paragraph-rsid="0019e015"/>
    </style:style>
    <style:style style:name="P5" style:family="paragraph" style:parent-style-name="Standard">
      <style:text-properties fo:font-size="16pt" officeooo:rsid="0019e015" officeooo:paragraph-rsid="0019e015" style:font-size-asian="16pt" style:font-size-complex="16pt"/>
    </style:style>
    <style:style style:name="P6" style:family="paragraph" style:parent-style-name="Standard">
      <style:text-properties officeooo:rsid="001aa100" officeooo:paragraph-rsid="001aa100"/>
    </style:style>
    <style:style style:name="P7" style:family="paragraph" style:parent-style-name="Standard">
      <style:text-properties officeooo:rsid="001b9548" officeooo:paragraph-rsid="001b9548"/>
    </style:style>
    <style:style style:name="P8" style:family="paragraph" style:parent-style-name="Standard">
      <style:text-properties officeooo:rsid="001bc588" officeooo:paragraph-rsid="001bc588"/>
    </style:style>
    <style:style style:name="P9" style:family="paragraph" style:parent-style-name="Standard">
      <style:text-properties officeooo:rsid="001c275e" officeooo:paragraph-rsid="001c275e"/>
    </style:style>
    <style:style style:name="P10" style:family="paragraph" style:parent-style-name="Standard">
      <style:text-properties officeooo:rsid="001c275e" officeooo:paragraph-rsid="001ccdd8"/>
    </style:style>
    <style:style style:name="P11" style:family="paragraph" style:parent-style-name="Standard">
      <style:text-properties officeooo:rsid="001ccdd8" officeooo:paragraph-rsid="001ccdd8"/>
    </style:style>
    <style:style style:name="P12" style:family="paragraph" style:parent-style-name="Standard">
      <style:text-properties officeooo:rsid="001ec047" officeooo:paragraph-rsid="001ec047"/>
    </style:style>
    <style:style style:name="T1" style:family="text">
      <style:text-properties style:text-position="super 58%"/>
    </style:style>
    <style:style style:name="T2" style:family="text">
      <style:text-properties style:text-position="super 58%" fo:font-size="16pt" style:font-size-asian="16pt" style:font-size-complex="16pt"/>
    </style:style>
    <style:style style:name="T3" style:family="text">
      <style:text-properties style:text-position="0% 100%"/>
    </style:style>
    <style:style style:name="T4" style:family="text">
      <style:text-properties style:text-position="0% 100%" fo:font-size="16pt" style:font-size-asian="16pt" style:font-size-complex="16pt"/>
    </style:style>
    <style:style style:name="T5" style:family="text">
      <style:text-properties style:text-position="0% 100%" fo:font-size="16pt" officeooo:rsid="001b9548" style:font-size-asian="16pt" style:font-size-complex="16pt"/>
    </style:style>
    <style:style style:name="T6" style:family="text">
      <style:text-properties style:text-position="0% 100%" fo:font-size="16pt" officeooo:rsid="001bc588" style:font-size-asian="16pt" style:font-size-complex="16pt"/>
    </style:style>
    <style:style style:name="T7" style:family="text">
      <style:text-properties style:text-position="0% 100%" officeooo:rsid="001b9548"/>
    </style:style>
    <style:style style:name="T8" style:family="text">
      <style:text-properties style:text-position="0% 100%" officeooo:rsid="001bc588"/>
    </style:style>
    <style:style style:name="T9" style:family="text">
      <style:text-properties style:text-position="0% 100%" officeooo:rsid="001c275e"/>
    </style:style>
    <style:style style:name="T10" style:family="text">
      <style:text-properties style:text-position="0% 100%" officeooo:rsid="001ccdd8"/>
    </style:style>
    <style:style style:name="T11" style:family="text">
      <style:text-properties style:text-position="0% 100%" officeooo:rsid="001ec047"/>
    </style:style>
    <style:style style:name="T12"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 Bound</text:p>
      <text:p text:style-name="P2">by Sven Nilsen, 2024</text:p>
      <text:p text:style-name="P1"/>
      <text:p text:style-name="P3">In this paper I introduce prime bounds, which behave like primes by the property that every positive power has the same prime bound. This reveals some of the hidden structure behind primes.</text:p>
      <text:p text:style-name="P1"/>
      <text:p text:style-name="P1">Every natural number greater than 1 can be factorized into a non-empty ordered set of primes. A prime is not divisible by any other natural number except 1 and itself. Prime number have been studied for millennia in mathematics. Still the hidden structure behind primes has remained elusive.</text:p>
      <text:p text:style-name="P1"/>
      <text:p text:style-name="P1">The reason the hidden structure behind primes has remained elusive for so long time, might be that the hidden structure has a similar property to primes, while being a distinct feature of natural numbers. The basic problem of primes is that one must separate natural numbers greater than 1 into the set of primes and the set of composite numbers. Perhaps the hidden structure behind primes is something that holds for all natural numbers greater than 1?</text:p>
      <text:p text:style-name="P1"/>
      <text:p text:style-name="P4">I suggest the following definition to satisfy the property above:</text:p>
      <text:p text:style-name="P4"/>
      <text:p text:style-name="P4"><text:tab/><text:span text:style-name="T12">prime_bound(x : nat ⋀ (&gt; 1)) = a · b</text:span></text:p>
      <text:p text:style-name="P4"><text:span text:style-name="T3"/></text:p>
      <text:p text:style-name="P4"><text:span text:style-name="T3">Where:</text:span></text:p>
      <text:p text:style-name="P4"><text:span text:style-name="T3"/></text:p>
      <text:p text:style-name="P4"><text:span text:style-name="T3"><text:tab/></text:span><text:span text:style-name="T4">n = number of factors of `x` (including repeated primes)</text:span></text:p>
      <text:p text:style-name="P5"><text:span text:style-name="T3"/></text:p>
      <text:p text:style-name="P5"><text:span text:style-name="T3"><text:tab/>a = the factor of highest lower bound such that `a</text:span><text:span text:style-name="T1">n</text:span><text:span text:style-name="T3"> &lt;= x`</text:span></text:p>
      <text:p text:style-name="P5"><text:span text:style-name="T3"/></text:p>
      <text:p text:style-name="P5"><text:span text:style-name="T3"><text:tab/>b = the factor of lowest upper bound such that `b</text:span><text:span text:style-name="T1">n</text:span><text:span text:style-name="T3"> &gt;= x`</text:span></text:p>
      <text:p text:style-name="P4"><text:span text:style-name="T3"/></text:p>
      <text:p text:style-name="P4"><text:span text:style-name="T3">This satisfies the following property (conjecture):</text:span></text:p>
      <text:p text:style-name="P4"><text:span text:style-name="T3"/></text:p>
      <text:p text:style-name="P4"><text:span text:style-name="T3"><text:tab/></text:span><text:span text:style-name="T4">prime_bound(x</text:span><text:span text:style-name="T2">n</text:span><text:span text:style-name="T4">) == prime_bound(x)<text:tab/>where n &gt;= 1</text:span></text:p>
      <text:p text:style-name="P4"><text:span text:style-name="T3"/></text:p>
      <text:p text:style-name="P6"><text:span text:style-name="T3">For primes, `a == b`. Likewise, if `a == b` then `x` is a prime:</text:span></text:p>
      <text:p text:style-name="P6"><text:span text:style-name="T3"/></text:p>
      <text:p text:style-name="P6"><text:span text:style-name="T3"><text:tab/></text:span><text:span text:style-name="T4">prime_bound(x : prime) == x</text:span><text:span text:style-name="T2">2</text:span></text:p>
      <text:p text:style-name="P6"><text:span text:style-name="T3"/></text:p>
      <text:p text:style-name="P6"><text:span text:style-name="T3">The even property is preserved </text:span><text:span text:style-name="T7">for odd numbers</text:span><text:span text:style-name="T3">:</text:span></text:p>
      <text:p text:style-name="P6"><text:span text:style-name="T3"/></text:p>
      <text:p text:style-name="P6"><text:span text:style-name="T3"><text:tab/></text:span><text:span text:style-name="T4">even(prime_bound(x)) == even(x)<text:tab/></text:span><text:span text:style-name="T5">if !even(x)</text:span></text:p>
      <text:p text:style-name="P6"><text:span text:style-name="T3"/></text:p>
      <text:p text:style-name="P6"><text:span text:style-name="T3">Written as a </text:span><text:span text:style-name="T7">constrained </text:span><text:span text:style-name="T3">normal path:</text:span></text:p>
      <text:p text:style-name="P6"><text:span text:style-name="T3"/></text:p>
      <text:p text:style-name="P6"><text:span text:style-name="T3"><text:tab/></text:span><text:span text:style-name="T4">prime_bound</text:span><text:span text:style-name="T5">{[even] false}</text:span><text:span text:style-name="T4">[even] =&gt; </text:span><text:span text:style-name="T6">\false</text:span><text:span text:style-name="T4"><text:tab/><text:tab/></text:span></text:p>
      <text:p text:style-name="P6"><text:span text:style-name="T3"/></text:p>
      <text:p text:style-name="P6"><text:span text:style-name="T3">This holds since `mul[even] &lt;=&gt; or` and </text:span><text:span text:style-name="T7">the only even prime is `2`, </text:span><text:span text:style-name="T8">in </text:span><text:span text:style-name="T7">which case `x` is even.</text:span></text:p>
      <text:p text:style-name="P6"><text:span text:style-name="T3"/></text:p>
      <text:p text:style-name="P6"><text:soft-page-break/><text:span text:style-name="T3">When `x` is odd, neither `a` nor `b` are even and thus the prime bound is also odd.</text:span></text:p>
      <text:p text:style-name="P6"><text:span text:style-name="T3"/></text:p>
      <text:p text:style-name="P7"><text:span text:style-name="T3">While positive powers of `x` preserves the prime bound, it is possible to shift the prime bound up or down using some choice of factors from the set of primes by factorizing `x` and multiplying with `x`. It is currently unknown whether it is possible to do so arbitrarily, meaning that the prime bound generated by the co-domain of such operations are covered by any possible prime bound by </text:span><text:span text:style-name="T9">continuous </text:span><text:span text:style-name="T3">sub-sets of the factors (including repeated ones), except sub-sets consisting of a single prime (potentially repeated).</text:span></text:p>
      <text:p text:style-name="P7"><text:span text:style-name="T3"/></text:p>
      <text:p text:style-name="P8"><text:span text:style-name="T3">The prime bound factors are continuous in the ordered set of factors of `x`. This means, the set of arbitrary prime bounds by using sub-sets of factors of `x`, are ordered.</text:span></text:p>
      <text:p text:style-name="P8"><text:span text:style-name="T3"/></text:p>
      <text:p text:style-name="P8"><text:span text:style-name="T3">For example:</text:span></text:p>
      <text:p text:style-name="P8"><text:span text:style-name="T3"/></text:p>
      <text:p text:style-name="P8"><text:span text:style-name="T3"><text:tab/>2 * 3 * 5</text:span></text:p>
      <text:p text:style-name="P8"><text:span text:style-name="T3"/></text:p>
      <text:p text:style-name="P8"><text:span text:style-name="T3">The possible </text:span><text:span text:style-name="T9">continuous </text:span><text:span text:style-name="T3">non-square prime bounds are: `2 * 3` and `3 * 5`.</text:span></text:p>
      <text:p text:style-name="P8"><text:span text:style-name="T3">The possible </text:span><text:span text:style-name="T9">contiouous </text:span><text:span text:style-name="T3">square prime bound are: `2 * 2`, `3 * 3` and `5 * 5`.</text:span></text:p>
      <text:p text:style-name="P8"><text:span text:style-name="T3"/></text:p>
      <text:p text:style-name="P9"><text:span text:style-name="T3">The actual prime bound of `2 * 3 * 5` is `3 * 5`. If you take away factors from either end, then you can construct any possible continuous prime bound, including square prime bounds. All square prime bounds are trivially continuous. If you add new factors which already exist in the factorized set of primes, then it is impossible to get any square prime bound unless the set of primes contains only a single prime. It is currently unknown whether one can construct any non-square prime bound arbitrarily, that covers the original possible non-square prime bounds.</text:span></text:p>
      <text:p text:style-name="P8"><text:span text:style-name="T3"/></text:p>
      <text:p text:style-name="P9"><text:span text:style-name="T3">You never get `2 * 5` as a possible continuous prime bound because it excludes `3` from `2 * 3 * 5`. This is not a valid prime bound, since a prime bound is always continuous with the set of factors.</text:span></text:p>
      <text:p text:style-name="P9"><text:span text:style-name="T3"/></text:p>
      <text:p text:style-name="P10"><text:span text:style-name="T3">Due to this property, when the prime bound is even, the input `x` must be even and there are some constraints </text:span><text:span text:style-name="T10">on its</text:span><text:span text:style-name="T3"> factorized </text:span><text:span text:style-name="T10">multi-</text:span><text:span text:style-name="T3">set of primes. These constraints are </text:span><text:span text:style-name="T10">that the highest prime and its repetition is bounded by the lowest prime greater than 2. Other constraints are the distribution of primes greater than the lowest prime greater than 2. While the set of `x` with same prime bound can be infinite by repeating the lowest prime greater than 2 indefinitely, the set of primes is finite.</text:span></text:p>
      <text:p text:style-name="P10"><text:span text:style-name="T10"/></text:p>
      <text:p text:style-name="P10"><text:span text:style-name="T10">Therefore, when the prime bound is even, one can deduce that the set of primes is finite:</text:span></text:p>
      <text:p text:style-name="P10"><text:span text:style-name="T10"/></text:p>
      <text:p text:style-name="P10"><text:span text:style-name="T10"><text:tab/>x : [prime_bound] [even] true<text:tab/>=&gt;<text:tab/>finite_set(set_of_primes(x))</text:span></text:p>
      <text:p text:style-name="P10"><text:span text:style-name="T10"/></text:p>
      <text:p text:style-name="P11"><text:span text:style-name="T3">The reason a prime bound is continuous with the ordered set of factors, is because `x` is distinct from any </text:span><text:span text:style-name="T11">singe prime chosen from its factors raised to any positive power, unless there is only a single prime among its factors. With other words, from the perspective of prime bounds, the input is invariant over primes raised to any positive power.</text:span></text:p>
      <text:p text:style-name="P11"><text:span text:style-name="T11"/></text:p>
      <text:p text:style-name="P12"><text:span text:style-name="T3">It might be counter-intuitive to reason about numbers greater than 1 and their positive powers as belonging to the same set with respect to prime bounds. An alternative way to think about it is as a topological contraction using prime bound as the definition of equivalence for a topological space. The property of finite sets of even prime bounds is only meaningful in this sense. Otherwise, it would not make sense since any factorization of some natural number is finite in the common finitist perspective. Another perspective gives a non-standard interpretation of Peano’s axioms. Such perspectives should not be confused with the topological interpretation.</text:span></text:p>
      <text:p text:style-name="P12"><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2T13:59:05.929275291</meta:creation-date>
    <dc:date>2024-08-02T15:22:44.665399599</dc:date>
    <meta:editing-duration>PT20S</meta:editing-duration>
    <meta:editing-cycles>1</meta:editing-cycles>
    <meta:document-statistic meta:table-count="0" meta:image-count="0" meta:object-count="0" meta:page-count="2" meta:paragraph-count="34" meta:word-count="883" meta:character-count="5075" meta:non-whitespace-character-count="4214"/>
    <meta:generator>LibreOffice/7.2.2.2$MacOSX_X86_64 LibreOffice_project/02b2acce88a210515b4a5bb2e46cbfb63fe97d56</meta:generator>
  </office:meta>
</office:document-meta>
</file>